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paragraph-properties fo:margin-left="3.154cm" fo:margin-right="0cm" fo:text-indent="0cm" style:auto-text-indent="false"/>
      <style:text-properties fo:language="en" fo:country="US"/>
    </style:style>
    <style:style style:name="P4" style:family="paragraph" style:parent-style-name="List_20_Paragraph">
      <style:paragraph-properties fo:margin-left="3.154cm" fo:margin-right="0cm" fo:text-indent="0cm" style:auto-text-indent="false"/>
      <style:text-properties fo:language="en" fo:country="US" fo:font-style="italic" style:font-style-asian="italic" style:font-style-complex="italic"/>
    </style:style>
    <style:style style:name="P5" style:family="paragraph" style:parent-style-name="List_20_Paragraph">
      <style:paragraph-properties fo:margin-left="4.424cm" fo:margin-right="0cm" fo:text-indent="0cm" style:auto-text-indent="false"/>
      <style:text-properties fo:language="en" fo:country="US"/>
    </style:style>
    <style:style style:name="P6" style:family="paragraph" style:parent-style-name="List_20_Paragraph">
      <style:paragraph-properties fo:margin-left="1.884cm" fo:margin-right="0cm"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paragraph-properties fo:margin-left="2.519cm" fo:margin-right="0cm" fo:text-indent="0cm" style:auto-text-indent="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color="#7030a0" fo:font-size="12pt" fo:language="en" fo:country="US" fo:font-weight="bold" style:font-size-asian="12pt" style:font-weight-asian="bold" style:font-size-complex="12pt" style:font-weight-complex="bold"/>
    </style:style>
    <style:style style:name="T5" style:family="text">
      <style:text-properties fo:color="#ff0000" fo:language="en" fo:country="US" fo:font-weight="bold" style:font-weight-asian="bold" style:font-weight-complex="bold"/>
    </style:style>
    <style:style style:name="T6" style:family="text">
      <style:text-properties fo:color="#ff0000" style:text-position="super 58%" fo:language="en" fo:country="US" fo:font-weight="bold" style:font-weight-asian="bold" style:font-weight-complex="bold"/>
    </style:style>
    <style:style style:name="T7" style:family="text">
      <style:text-properties fo:color="#ff0000" fo:font-size="12pt" fo:language="en" fo:country="US" fo:font-weight="bold" style:font-size-asian="12pt" style:font-weight-asian="bold"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When deciding how to stylize my Menus in Unity for a dark fantasy game how should I go about it? Explain it like I dont understand a lot about colours and how to make UI look good.<text:line-break/>Sure, I'd be happy to explain how to stylize menus in Unity for your dark fantasy game without assuming much prior knowledge about colors and UI design.<text:line-break/><text:line-break/>1. **Theme Selection**: The first step is to decide on the overall theme and mood of your dark fantasy game. Dark fantasy typically involves elements like shadows, muted colors, and a sense of mystery. You want to create a UI that complements this theme and immerses players in the game's atmosphere.<text:line-break/><text:line-break/>2. **Color Palette**: Colors play a crucial role in setting the tone of your game's UI. For a dark fantasy game, you'll want to focus on deep and rich colors like dark blues, purples, greens, and grays. These colors create a mysterious and foreboding atmosphere. Avoid using bright or neon colors as they may break the dark fantasy theme.<text:line-break/><text:line-break/>3. **Contrast and Readability**: While creating a dark and moody atmosphere is essential, you also need to ensure that your text and elements are readable. To achieve this, use contrasting colors for text and important UI elements. For example, light-colored text on a dark background or vice versa can enhance readability.<text:line-break/><text:line-break/>4. **Font Selection**: Choose a font that fits the dark fantasy theme. Gothic-style or medieval-looking fonts can work well to convey the right mood. Ensure that the font is easy to read and not overly decorative, as readability should still be a priority.<text:line-break/><text:line-break/>5. **Textures and Patterns**: Introduce subtle textures or patterns to your UI elements to give them depth and visual interest. For instance, you could add a faded parchment texture to a menu background or a subtle stone pattern to buttons.<text:line-break/><text:line-break/>6. **Icons and Symbols**: Use icons and symbols that align with the dark fantasy setting. These visuals can help communicate the function of different menu options and add a thematic touch to the overall design.<text:line-break/><text:line-break/>7. **Animation and Effects**: Consider adding subtle animations or effects to certain UI elements to make them feel more alive. However, avoid excessive or distracting animations that could take away from the overall experience.<text:line-break/><text:line-break/>8. **Test and Iterate**: Once you have a basic UI design in place, test it out in-game and gather feedback from players or friends. Iterate on the design based on the feedback received to ensure the best user experience.<text:line-break/><text:line-break/>9. **Consistency**: Maintain consistency in your UI design throughout the game. This means using the same color palette, font styles, and general design principles across all menus and interfaces.<text:line-break/><text:line-break/>10. **Reference and Inspiration**: If you're uncertain about your design choices, look for inspiration from other dark fantasy games or relevant art. Analyze how they use colors, fonts, and textures to create the desired atmosphere and try to incorporate similar principles into your design.<text:line-break/><text:line-break/>Remember that UI design is an iterative process, and it's okay to experiment and make adjustments until you achieve the desired look and feel for your dark fantasy game menus. Good luc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884cm"/>
        </style:list-level-properties>
        <style:text-properties fo:font-family="Calibri"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3.154cm"/>
        </style:list-level-properties>
        <style:text-properties fo:font-family="'Courier New'" style:font-style-name="Standard"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4.424cm"/>
        </style:list-level-properties>
        <style:text-properties fo:font-family="Wingdings" style:font-style-name="Standard"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5.694cm"/>
        </style:list-level-properties>
        <style:text-properties fo:font-family="Symbol" style:font-style-name="Standard"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3.81cm" fo:text-indent="-0.635cm" fo:margin-left="6.964cm"/>
        </style:list-level-properties>
        <style:text-properties fo:font-family="'Courier New'" style:font-style-name="Standard" style:font-family-generic="modern" style:font-pitch="fixed"/>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8.234cm"/>
        </style:list-level-properties>
        <style:text-properties fo:font-family="Wingdings" style:font-style-name="Standard"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9.504cm"/>
        </style:list-level-properties>
        <style:text-properties fo:font-family="Symbol" style:font-style-name="Standard" style:font-family-generic="roman"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5.715cm" fo:text-indent="-0.635cm" fo:margin-left="10.774cm"/>
        </style:list-level-properties>
        <style:text-properties fo:font-family="'Courier New'" style:font-style-name="Standard" style:font-family-generic="modern" style:font-pitch="fixed"/>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12.044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884cm"/>
        </style:list-level-properties>
        <style:text-properties fo:font-family="Calibri" style:font-style-name="Regular" style:font-family-generic="swiss" style:font-pitch="variable"/>
      </text:list-level-style-bullet>
      <text:list-level-style-bullet text:level="2" text:style-name="ListLabel_20_11"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Standard" style:font-family-generic="modern" style:font-pitch="fixed"/>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style-name="Standard"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Standard" style:font-family-generic="modern" style:font-pitch="fixed"/>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style-name="Standard"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Standard" style:font-family-generic="modern" style:font-pitch="fixed"/>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7-28T12:29:56.475000000</meta:creation-date>
    <dc:language>de-DE</dc:language>
    <dc:date>2023-07-28T12:30:35.227000000</dc:date>
    <meta:editing-cycles>17</meta:editing-cycles>
    <meta:editing-duration>PT3H38M38S</meta:editing-duration>
    <meta:generator>LibreOffice/6.4.5.2$Windows_X86_64 LibreOffice_project/a726b36747cf2001e06b58ad5db1aa3a9a1872d6</meta:generator>
    <meta:document-statistic meta:table-count="0" meta:image-count="0" meta:object-count="0" meta:page-count="1" meta:paragraph-count="1" meta:word-count="521" meta:character-count="3144" meta:non-whitespace-character-count="2613"/>
    <meta:user-defined meta:name="AppVersion">16.0000</meta:user-defined>
    <meta:user-defined meta:name="ContentTypeId">0x0101001AAE4E876BDF5847A947E77C9E4FB43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